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keep-together="auto" fo:orphans="0" fo:widows="0" fo:break-before="auto" fo:break-after="auto" fo:padding="0cm" fo:border="none" fo:keep-with-next="auto"/>
      <style:text-properties fo:font-variant="normal" fo:text-transform="none" fo:color="#000000" loext:opacity="100%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master-page-name="Standard">
      <style:paragraph-properties fo:text-align="center" style:justify-single-word="false" fo:keep-together="auto" fo:orphans="0" fo:widows="0" style:page-number="1" fo:break-before="auto" fo:break-after="auto" fo:padding="0cm" fo:border="none" fo:keep-with-next="auto"/>
      <style:text-properties fo:font-variant="normal" fo:text-transform="none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 fo:keep-together="auto" fo:orphans="0" fo:widows="0" fo:break-before="auto" fo:break-after="auto" fo:padding="0cm" fo:border="none" fo:keep-with-next="auto"/>
      <style:text-properties fo:font-variant="normal" fo:text-transform="none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fo:keep-together="auto" fo:orphans="0" fo:widows="0" fo:break-before="auto" fo:break-after="auto" fo:padding="0cm" fo:border="none" fo:keep-with-next="auto"/>
      <style:text-properties fo:font-variant="normal" fo:text-transform="none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uto" fo:orphans="0" fo:widows="0" fo:break-before="auto" fo:break-after="auto" fo:padding="0cm" fo:border="none" fo:keep-with-next="auto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loext:opacity="100%"/>
    </style:style>
    <style:style style:name="T2" style:family="text">
      <style:text-properties fo:font-variant="normal" fo:text-transform="none" fo:color="#000000" loext:opacity="100%"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variant="normal" fo:text-transform="none" fo:color="#000000" loext:opacity="100%" fo:font-size="12pt" fo:font-style="italic" style:font-size-asian="12pt" style:font-style-asian="italic" style:font-size-complex="12pt"/>
    </style:style>
    <style:style style:name="T4" style:family="text">
      <style:text-properties fo:font-variant="normal" fo:text-transform="none" fo:color="#000000" loext:opacity="100%" fo:font-size="12pt" style:font-size-asian="12pt" style:font-size-complex="12pt"/>
    </style:style>
    <style:style style:name="T5" style:family="text">
      <style:text-properties fo:font-variant="normal" fo:text-transform="none" fo:color="#000000" loext:opacity="100%" style:text-position="sub 58%"/>
    </style:style>
    <style:style style:name="T6" style:family="text">
      <style:text-properties fo:font-variant="normal" fo:text-transform="none" fo:color="#000000" loext:opacity="100%" style:text-position="sub 58%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variant="normal" fo:text-transform="none" fo:color="#000000" loext:opacity="100%" style:text-position="sub 58%" fo:font-style="italic" fo:font-weight="bold" style:font-style-asian="italic" style:font-weight-asian="bold"/>
    </style:style>
    <style:style style:name="T8" style:family="text">
      <style:text-properties fo:font-variant="normal" fo:text-transform="none" fo:color="#000000" loext:opacity="100%" style:text-position="sub 58%" fo:font-weight="bold" style:font-weight-asian="bold"/>
    </style:style>
    <style:style style:name="T9" style:family="text">
      <style:text-properties fo:font-variant="normal" fo:text-transform="none" fo:color="#000000" loext:opacity="100%" fo:font-style="italic" style:font-style-asian="italic"/>
    </style:style>
    <style:style style:name="T10" style:family="text">
      <style:text-properties fo:font-variant="normal" fo:text-transform="none" fo:color="#000000" loext:opacity="100%" fo:font-style="italic" fo:font-weight="bold" style:font-style-asian="italic" style:font-weight-asian="bold"/>
    </style:style>
    <style:style style:name="T11" style:family="text">
      <style:text-properties fo:font-variant="normal" fo:text-transform="none" fo:color="#000000" loext:opacity="100%" fo:font-weight="bold" style:font-weight-asian="bold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исциплина «Базы данных»</text:p>
      <text:p text:style-name="P3"/>
      <text:p text:style-name="P3">Тестовые задания</text:p>
      <text:p text:style-name="P4"/>
      <text:p text:style-name="P1">1. (1 балл) Информационная система-это </text:p>
      <text:p text:style-name="P1">1) Любая система обработки информации * </text:p>
      <text:p text:style-name="P1">2) Система обработки текстовой информации </text:p>
      <text:p text:style-name="P1">3) Система обработки графической информации </text:p>
      <text:p text:style-name="P1">4) Система обработки табличных данных </text:p>
      <text:p text:style-name="P1">5) Нет верного варианта </text:p>
      <text:p text:style-name="P1"/>
      <text:p text:style-name="P1">2. (1 балл) Разновидность информационной системы, в которой реализованы функции централизованного хранения и накопления обработанной информации организованной в одну или несколько баз данных это <text:s/></text:p>
      <text:p text:style-name="P1">1) Банк данных * </text:p>
      <text:p text:style-name="P1">2) База данных </text:p>
      <text:p text:style-name="P1">3) Информационная система </text:p>
      <text:p text:style-name="P1">4) Словарь данных </text:p>
      <text:p text:style-name="P1">5) Вычислительная система</text:p>
      <text:p text:style-name="P1"/>
      <text:p text:style-name="P1">3. (1балл) Совокупность специальным образом организованных данных, хранимых в памяти вычислительной системы и отображающих состояние объектов и их взаимосвязей в рассматриваемой предметной области - это <text:s/></text:p>
      <text:p text:style-name="P1">1) <text:s text:c="2"/>База данных * <text:s text:c="2"/></text:p>
      <text:p text:style-name="P1">2) <text:s text:c="2"/>СУБД </text:p>
      <text:p text:style-name="P1">3) <text:s text:c="2"/>Словарь данных </text:p>
      <text:p text:style-name="P1">4) <text:s text:c="2"/>Информационная система </text:p>
      <text:p text:style-name="P1">5) <text:s text:c="2"/>Вычислительная система</text:p>
      <text:p text:style-name="P1"/>
      <text:p text:style-name="P1">4. (1балл) Комплекс языковых и программных средств, предназначенный для создания, ведения и совместного использования БД многими пользователями - это <text:s/></text:p>
      <text:p text:style-name="P1"><text:s/>1) <text:s text:c="2"/>СУБД *</text:p>
      <text:p text:style-name="P1"><text:s/>2) <text:s text:c="2"/>База данных –</text:p>
      <text:p text:style-name="P1">3) <text:s text:c="2"/>Словарь данных <text:s/></text:p>
      <text:p text:style-name="P1">4) <text:s text:c="2"/>Вычислительная система </text:p>
      <text:p text:style-name="P1">5) <text:s text:c="2"/>Информационная система</text:p>
      <text:p text:style-name="P1"/>
      <text:p text:style-name="P1">5. (1 балл) Подсистема банка данных, предназначенная для централизованного хранения информации о структурах данных, взаимосвязях файлов БД друг с другом, типах данных и форматах их представления, принадлежности данных пользователям, кодах защиты и разграничения доступа и т.п. — это </text:p>
      <text:p text:style-name="P1">1) <text:s text:c="2"/>Словарь данных * </text:p>
      <text:p text:style-name="P1">2) <text:s text:c="2"/>Информационная система </text:p>
      <text:p text:style-name="P1">3) <text:s text:c="2"/>Вычислительная система </text:p>
      <text:p text:style-name="P1">4) <text:s text:c="2"/>СУБД </text:p>
      <text:p text:style-name="P1">5) <text:s text:c="2"/>База данных. </text:p>
      <text:p text:style-name="P1"/>
      <text:p text:style-name="P1">6 (1балл) Лицо или группа лиц, отвечающих за выработку требований к БД, ее проектирование, создание, эффективное использование и сопровождение - это</text:p>
      <text:p text:style-name="P1">1) <text:s text:c="2"/>Администратор базы данных * </text:p>
      <text:p text:style-name="P1">2) <text:s text:c="2"/>Диспетчер базы данных </text:p>
      <text:p text:style-name="P1">3) <text:s text:c="2"/>Программист базы данных </text:p>
      <text:p text:style-name="P1">4) <text:s text:c="2"/>Пользователь базы данных </text:p>
      <text:p text:style-name="P1">5) <text:s text:c="2"/>Технический специалист</text:p>
      <text:p text:style-name="P1"/>
      <text:p text:style-name="P1">7.(1балл) Совокупность взаимосвязанных и согласованно действующих ЭВМ или процессов и других устройств, обеспечивающих автоматизацию процессов приема, обработки и выдачи информации потребителям - это </text:p>
      <text:p text:style-name="P1">1) Словарь данных </text:p>
      <text:p text:style-name="P1">2) Информационная система </text:p>
      <text:p text:style-name="P1"><text:soft-page-break/>3) Вычислительная система *</text:p>
      <text:p text:style-name="P1">4) СУБД </text:p>
      <text:p text:style-name="P1">5) База данных</text:p>
      <text:p text:style-name="P1"/>
      <text:p text:style-name="P1">8. (1 балл) Модель представления данных - это </text:p>
      <text:p text:style-name="P1">1) Логическая структура данных, хранимых в базе данных * </text:p>
      <text:p text:style-name="P1">2) Физическая структура данных, хранимых в базе данных </text:p>
      <text:p text:style-name="P1">3) Иерархическая структура данных </text:p>
      <text:p text:style-name="P1">4) Сетевая структура данных </text:p>
      <text:p text:style-name="P1">5) Нет верного варианта </text:p>
      <text:p text:style-name="P1"/>
      <text:p text:style-name="P1">9. (1балл) Наиболее используемая (в большинстве <text:s/>БД) модель данных </text:p>
      <text:p text:style-name="P1">1) Реляционная модель * </text:p>
      <text:p text:style-name="P1">2) Сетевая модель данных </text:p>
      <text:p text:style-name="P1">3) Иерархическая модель данных </text:p>
      <text:p text:style-name="P1">4) Системы инвертированных списков </text:p>
      <text:p text:style-name="P1">5) Все вышеперечисленные варианты</text:p>
      <text:p text:style-name="P1"/>
      <text:p text:style-name="P1">10. (1балл) Назовите вариант ответа, который не является уровнем архитектуры СУБД</text:p>
      <text:p text:style-name="P1">1) Внутренний уровень</text:p>
      <text:p text:style-name="P1">2) Внешний уровень</text:p>
      <text:p text:style-name="P1">3) Концептуальный уровень</text:p>
      <text:p text:style-name="P1">4) Все выше перечисленные варианты </text:p>
      <text:p text:style-name="P1">5) Физический уровень *</text:p>
      <text:p text:style-name="P1"/>
      <text:p text:style-name="P1">11.(1 балл) Внутренний уровень архитектуры СУБД, </text:p>
      <text:p text:style-name="P1">1) Наиболее близок к физическому, описывает способ размещения данных на устройствах хранения информации * </text:p>
      <text:p text:style-name="P1">2) Наиболее близок к пользователю, описывает способ размещения данных на устройствах хранения информации </text:p>
      <text:p text:style-name="P1">3) Наиболее близок к пользователю, описывает обобщенное представление данных </text:p>
      <text:p text:style-name="P1">4) Наиболее близок к физическому, описывает способ размещения данных в логической структуре базы данных ) <text:s text:c="2"/>Нет правильного ответа </text:p>
      <text:p text:style-name="P1"/>
      <text:p text:style-name="P1">12. (1балл) Внутренний уровень архитектуры СУБД </text:p>
      <text:p text:style-name="P1">1) Для пользователя к просмотру и модификации не доступен *</text:p>
      <text:p text:style-name="P1">2) Предоставляет данные непосредственно для пользователя </text:p>
      <text:p text:style-name="P1">3) Дает обобщенное представление данных для множества пользователей </text:p>
      <text:p text:style-name="P1">4) Доступен только пользователю </text:p>
      <text:p text:style-name="P1">5) Доступен пользователю только для просмотра </text:p>
      <text:p text:style-name="P1"/>
      <text:p text:style-name="P1">13.(1 балл) Внешний уровень </text:p>
      <text:p text:style-name="P1">1) Наиболее близок к физическому, описывает способ размещения данных на устройствах хранения информации </text:p>
      <text:p text:style-name="P1">2) Наиболее близок к пользователю, предоставляет возможность манипуляции данными в СУБД с помощью языка запросов или языка специального назначения * </text:p>
      <text:p text:style-name="P1">3) Для множества пользователей, описывает обобщенное представление данных </text:p>
      <text:p text:style-name="P1">4) Наиболее близок к физическому, описывает способ размещения данных в логической структуре базы данных </text:p>
      <text:p text:style-name="P1">5) Нет правильного ответа </text:p>
      <text:p text:style-name="P1"/>
      <text:p text:style-name="P1">14. (1балл) Концептуальный уровень </text:p>
      <text:p text:style-name="P1">1) Наиболее близок к физическому, описывает способ размещения данных на устройствах хранения информации </text:p>
      <text:p text:style-name="P1">2) Наиболее близок к пользователю, описывает способ размещения данных на устройствах хранения информации </text:p>
      <text:p text:style-name="P1">3) Наиболее близок к пользователю, предоставляет возможность манипуляции с данными </text:p>
      <text:p text:style-name="P1">4) Переходный от внутреннего к внешнему, описывает обобщенное представление данных для множества <text:soft-page-break/>пользователей * </text:p>
      <text:p text:style-name="P1">5) Нет правильного ответа </text:p>
      <text:p text:style-name="P1"/>
      <text:p text:style-name="P1">15. (1балл) Проектированием БД занимается </text:p>
      <text:p text:style-name="P1">1) Администратор БД * </text:p>
      <text:p text:style-name="P1">2) Программист БД </text:p>
      <text:p text:style-name="P1">3) Пользователь БД </text:p>
      <text:p text:style-name="P1">4) Проектировщик БД </text:p>
      <text:p text:style-name="P1">5) Нет правильного ответа</text:p>
      <text:p text:style-name="P1"/>
      <text:p text:style-name="P1">16. (1балл) Выберите правильный порядок действий при проектировании БД</text:p>
      <text:p text:style-name="P1">а) Решение проблемы передачи данных </text:p>
      <text:p text:style-name="P1">б) Анализ предметной области, с учетом требования конечных пользователей</text:p>
      <text:p text:style-name="P1">в) Формализация представления данных в БД </text:p>
      <text:p text:style-name="P1">г) Обобщенное описание БД с использованием естественного языка, математических формул, графиков и других средств</text:p>
      <text:p text:style-name="P5"><text:span text:style-name="T1">1) б, г, в, а</text:span>*</text:p>
      <text:p text:style-name="P1">2) а, б, г, в </text:p>
      <text:p text:style-name="P1">3) а, б, в, г </text:p>
      <text:p text:style-name="P1">4) г, б, в, а</text:p>
      <text:p text:style-name="P1">5) Порядок действий значения не имеет </text:p>
      <text:p text:style-name="P1"/>
      <text:p text:style-name="P1">17. (1 балл) Основными составными частями клиент - серверной архитектуры являются </text:p>
      <text:p text:style-name="P1">1) Сервер</text:p>
      <text:p text:style-name="P1">2) Клиент </text:p>
      <text:p text:style-name="P1">3) Сеть и коммуникационное программное обеспечение </text:p>
      <text:p text:style-name="P1">4) Все выше перечисленное * </text:p>
      <text:p text:style-name="P1">5) Только варианты 1 и 2 </text:p>
      <text:p text:style-name="P1"/>
      <text:p text:style-name="P1">18. (1балл) Собственно СУБД и управление хранением данных, доступом, защитой, резервным копированием, отслеживанием целостности данных, выполнением запросов клиентов - это <text:s/></text:p>
      <text:p text:style-name="P1">1) Сервер базы данных* </text:p>
      <text:p text:style-name="P1">2) Клиенты </text:p>
      <text:p text:style-name="P1">3) Сеть </text:p>
      <text:p text:style-name="P1">4) Коммуникационное программное обеспечение </text:p>
      <text:p text:style-name="P1">5) Нет правильного ответа</text:p>
      <text:p text:style-name="P1"/>
      <text:p text:style-name="P1">19. (1балл) Различные приложения пользователей, которые формируют запросы к серверу, проверяют допустимость данных и получают ответы - это <text:s/></text:p>
      <text:p text:style-name="P1">1) Сервер базы данных </text:p>
      <text:p text:style-name="P1">2) Клиенты * </text:p>
      <text:p text:style-name="P1">3) Сеть </text:p>
      <text:p text:style-name="P1">4) Коммуникационное программное обеспечение </text:p>
      <text:p text:style-name="P1">5) Нет правильного ответа </text:p>
      <text:p text:style-name="P1"/>
      <text:p text:style-name="P1">20. (1балл) Сеть и коммуникационное программное <text:s text:c="2"/>обеспечение осуществляет </text:p>
      <text:p text:style-name="P1">1) Взаимодействие между клиентом и сервером с помощью сетевых протоколов * </text:p>
      <text:p text:style-name="P1">2) Взаимодействие между клиентами с помощью сетевых протоколов </text:p>
      <text:p text:style-name="P1">3) Взаимодействие между серверами с помощью сетевых протоколов </text:p>
      <text:p text:style-name="P1">4) Нет правильного ответа </text:p>
      <text:p text:style-name="P1"/>
      <text:p text:style-name="P1">21. (1 балл) Система БД, где разделение вычислительной нагрузки происходит между двумя отдельными компьютерами, один - сервер, другой - клиент называется </text:p>
      <text:p text:style-name="P1">1) Распространенной </text:p>
      <text:p text:style-name="P1">2) Многофункциональной </text:p>
      <text:p text:style-name="P1">3) Разветвленной </text:p>
      <text:p text:style-name="P1">4) Централизованной * </text:p>
      <text:p text:style-name="P1">5) Многоцелевой </text:p>
      <text:p text:style-name="P1"><text:soft-page-break/></text:p>
      <text:p text:style-name="P1">22. (1балл) Система БД, объединяющая 2 и более серверов и несколько клиентов называется </text:p>
      <text:p text:style-name="P1">1) Распространенной * </text:p>
      <text:p text:style-name="P1">2) Многофункциональной </text:p>
      <text:p text:style-name="P1">3) Разветвленной </text:p>
      <text:p text:style-name="P1">4) Децентрализованной </text:p>
      <text:p text:style-name="P1">5) Многоцелевой </text:p>
      <text:p text:style-name="P1"/>
      <text:p text:style-name="P1">23. (1балл) Система и набор специальных правил, обеспечивающих единство связанных данных в базе данных называется </text:p>
      <text:p text:style-name="P1">1) Ссылочной целостностью данных * </text:p>
      <text:p text:style-name="P1">2) Контролем завершения транзакций </text:p>
      <text:p text:style-name="P1">3) Правилом </text:p>
      <text:p text:style-name="P1">4) Триггером </text:p>
      <text:p text:style-name="P1">5) Нет правильного варианта </text:p>
      <text:p text:style-name="P1"/>
      <text:p text:style-name="P1">24. (1балл) Контроль завершения транзакций - это задачи СУБД по контролю и предупреждению </text:p>
      <text:p text:style-name="P1">1) Повреждения данных в аварийных ситуациях *</text:p>
      <text:p text:style-name="P1">2) Несанкционированного доступа к данным </text:p>
      <text:p text:style-name="P1">3) Несанкционированного ввода данных </text:p>
      <text:p text:style-name="P1">4) Изменения логической структуры БД </text:p>
      <text:p text:style-name="P1">5) Нет правильного варианта </text:p>
      <text:p text:style-name="P1"/>
      <text:p text:style-name="P1">25.(1 балл) Контроль завершения транзакций реализуется при помощи</text:p>
      <text:p text:style-name="P1">1) Хранимых процедур </text:p>
      <text:p text:style-name="P1">2) Правил </text:p>
      <text:p text:style-name="P1">3) Триггеров </text:p>
      <text:p text:style-name="P1">4) Всего выше перечисленного * </text:p>
      <text:p text:style-name="P1">5) Нет правильного варианта </text:p>
      <text:p text:style-name="P1"/>
      <text:p text:style-name="P1">26. (2балла) Хранимые процедуры – это</text:p>
      <text:p text:style-name="P1">1) Набор основных действий и манипуляций с данными </text:p>
      <text:p text:style-name="P1">2) Хранятся на сервере </text:p>
      <text:p text:style-name="P1">3) Программы "клиенты" способны их выполнять </text:p>
      <text:p text:style-name="P1">4) Все выше перечисленное* </text:p>
      <text:p text:style-name="P1">5) Нет правильного варианта </text:p>
      <text:p text:style-name="P1"/>
      <text:p text:style-name="P1">27. (2балла) Верно ли, что триггеры - это вид хранимых процедур, а правила - это типы триггера</text:p>
      <text:p text:style-name="P1">1) Да, верно * </text:p>
      <text:p text:style-name="P1">2) Нет, правила не относятся к типам триггеров </text:p>
      <text:p text:style-name="P1">3) Нет, триггеры не относятся к видам хранимых процедур </text:p>
      <text:p text:style-name="P1">4) Нет, хранимые процедуры это типы триггеров </text:p>
      <text:p text:style-name="P1">5) Нет, хранимые процедуры и триггеры никак не связаны между собой</text:p>
      <text:p text:style-name="P1"/>
      <text:p text:style-name="P1">28. (1балл) Реляционная модель представления данных - данные для пользователя передаются в виде </text:p>
      <text:p text:style-name="P1">1) Таблиц * </text:p>
      <text:p text:style-name="P1">2) Списков </text:p>
      <text:p text:style-name="P1">3) Графа типа дерева </text:p>
      <text:p text:style-name="P1">4) Произвольного графа </text:p>
      <text:p text:style-name="P1">5) Файлов</text:p>
      <text:p text:style-name="P1"/>
      <text:p text:style-name="P1">29. (2балла) Сетевая модель представления данных <text:s/>- данные представлены с помощью </text:p>
      <text:p text:style-name="P1">1) Таблиц </text:p>
      <text:p text:style-name="P1">2) Списков </text:p>
      <text:p text:style-name="P1">3) Упорядоченного графа </text:p>
      <text:p text:style-name="P1">4) Произвольного графа * </text:p>
      <text:p text:style-name="P1">5) Файлов </text:p>
      <text:p text:style-name="P1"/>
      <text:p text:style-name="P1"><text:soft-page-break/>30. (2балла) Иерархическая модель представления данных - данные представлены в виде </text:p>
      <text:p text:style-name="P1">1) Таблиц, </text:p>
      <text:p text:style-name="P1">2) Списков </text:p>
      <text:p text:style-name="P1">3) Упорядоченного графа * </text:p>
      <text:p text:style-name="P1">4) Произвольного графа </text:p>
      <text:p text:style-name="P1">5) Файлов </text:p>
      <text:p text:style-name="P1"/>
      <text:p text:style-name="P1">31. (1балл) Принципы реляционной модели представления данных заложил </text:p>
      <text:p text:style-name="P1">1) Кодд * </text:p>
      <text:p text:style-name="P1">2) фон Нейман </text:p>
      <text:p text:style-name="P1">3) Тьюринг </text:p>
      <text:p text:style-name="P1">4) Паскаль </text:p>
      <text:p text:style-name="P1">5) Лейбниц </text:p>
      <text:p text:style-name="P1"/>
      <text:p text:style-name="P1">32. (1балл) Отношением называют </text:p>
      <text:p text:style-name="P1">1) Файл </text:p>
      <text:p text:style-name="P1"><text:s/>2) Список </text:p>
      <text:p text:style-name="P1">3) Таблицу * </text:p>
      <text:p text:style-name="P1">4) Связь между таблицами </text:p>
      <text:p text:style-name="P1">5) Нет правильного варианта</text:p>
      <text:p text:style-name="P1"/>
      <text:p text:style-name="P1">33.(1 балл) Кортеж отношения - это </text:p>
      <text:p text:style-name="P1">1) Строка таблицы * </text:p>
      <text:p text:style-name="P1">2) Столбец таблицы </text:p>
      <text:p text:style-name="P1">3) Таблица </text:p>
      <text:p text:style-name="P1">4) Несколько связанных таблиц </text:p>
      <text:p text:style-name="P1">6) Список</text:p>
      <text:p text:style-name="P1"/>
      <text:p text:style-name="P1">34. (1балл) Атрибут отношения - это <text:s/></text:p>
      <text:p text:style-name="P1">1) Строка таблицы </text:p>
      <text:p text:style-name="P1">2) Столбец таблицы * </text:p>
      <text:p text:style-name="P1">3) Таблица </text:p>
      <text:p text:style-name="P1">4) Межтабличная связь </text:p>
      <text:p text:style-name="P1">5) Нет правильного варианта</text:p>
      <text:p text:style-name="P1"/>
      <text:p text:style-name="P1">35. (2балла) Степень отношения - это <text:s/></text:p>
      <text:p text:style-name="P1">1) Количество полей отношения* </text:p>
      <text:p text:style-name="P1">2) Количество записей в отношении </text:p>
      <text:p text:style-name="P1">3) Количество возможных ключей отношения </text:p>
      <text:p text:style-name="P1">4) Количество связанных с ним таблиц </text:p>
      <text:p text:style-name="P1">5) Количество кортежей в отношении </text:p>
      <text:p text:style-name="P1"/>
      <text:p text:style-name="P1">36. (2балла) Кардинальное число - это </text:p>
      <text:p text:style-name="P1">1) Количество полей отношения </text:p>
      <text:p text:style-name="P1">2) Количество записей в отношении * </text:p>
      <text:p text:style-name="P1">3) Количество возможных ключей отношения </text:p>
      <text:p text:style-name="P1">4) Количество связанных с ним таблиц </text:p>
      <text:p text:style-name="P1">5) Количество атрибутов в отношении </text:p>
      <text:p text:style-name="P1"/>
      <text:p text:style-name="P1">37. (2балла) Домен - это</text:p>
      <text:p text:style-name="P1">1) Множество логически неделимых допустимых значений для того или иного атрибута *</text:p>
      <text:p text:style-name="P1">2) Множество атрибутов </text:p>
      <text:p text:style-name="P1">3) Множество кортежей </text:p>
      <text:p text:style-name="P1">4) Логически неделимые, конкретные значения того или иного атрибута </text:p>
      <text:p text:style-name="P1">5) Нет правильного варианта </text:p>
      <text:p text:style-name="P1"/>
      <text:p text:style-name="P1">38. (1балл) Один атрибут или минимальный набор из нескольких атрибутов, значения которых в одно и тоже время не бывают одинаковыми, то есть однозначно определяют запись таблицы - это </text:p>
      <text:p text:style-name="P1"><text:soft-page-break/>1) Первичный ключ * </text:p>
      <text:p text:style-name="P1">2) Внешний ключ </text:p>
      <text:p text:style-name="P1">3) Индекс</text:p>
      <text:p text:style-name="P1">4) Степень отношения </text:p>
      <text:p text:style-name="P1">5) Нет правильного варианта</text:p>
      <text:p text:style-name="P1"/>
      <text:p text:style-name="P1">39. (1балл) Ключ называется сложным, если состоит </text:p>
      <text:p text:style-name="P1">1) Из нескольких атрибутов *</text:p>
      <text:p text:style-name="P1">2) Из нескольких записей </text:p>
      <text:p text:style-name="P1">3) Из одного атрибута </text:p>
      <text:p text:style-name="P1">4) Из одного атрибута, длина значения которого больше заданного количества символов </text:p>
      <text:p text:style-name="P1">5) Нет правильного варианта </text:p>
      <text:p text:style-name="P1"/>
      <text:p text:style-name="P1">40. (1балл) Средство ускорения операции поиска записей в таблице, а, следовательно, и других операций использующих поиск называется </text:p>
      <text:p text:style-name="P1">1) Индекс *</text:p>
      <text:p text:style-name="P1">2) Хеш-код </text:p>
      <text:p text:style-name="P1">3) Первичный ключ </text:p>
      <text:p text:style-name="P1">4) Внешний ключ </text:p>
      <text:p text:style-name="P1">5) Нет верного варианта </text:p>
      <text:p text:style-name="P1"/>
      <text:p text:style-name="P1">41.(1 балл) Таблица называется индексированной, если для неё используется </text:p>
      <text:p text:style-name="P1">1) Индекс *</text:p>
      <text:p text:style-name="P1">2) Хеш-код </text:p>
      <text:p text:style-name="P1">3) Первичный ключ </text:p>
      <text:p text:style-name="P1">4) Внешний ключ </text:p>
      <text:p text:style-name="P1">5) Нет верного варианта </text:p>
      <text:p text:style-name="P1"/>
      <text:p text:style-name="P1">42. (1 балл) Процедура создания свертки исходного значения ключевого поля называется </text:p>
      <text:p text:style-name="P1">1) Хешированием* </text:p>
      <text:p text:style-name="P1">2) Индексированием </text:p>
      <text:p text:style-name="P1">3) Определение ключа</text:p>
      <text:p text:style-name="P1">4) Обновлением </text:p>
      <text:p text:style-name="P1">5) Нет верного варианта </text:p>
      <text:p text:style-name="P1"/>
      <text:p text:style-name="P1">43. (2балла) Среди перечисленных свойств выберите те, которые не могут являться свойствами отношений:</text:p>
      <text:p text:style-name="P1">а) В отношении не бывает двух одинаковых кортежей</text:p>
      <text:p text:style-name="P1">б) В отношении может быть сколько угодно одинаковых кортежей </text:p>
      <text:p text:style-name="P1">в) Кортежи не упорядочены сверху вниз, что не приво дит к потере информации </text:p>
      <text:p text:style-name="P1">г) Атрибуты не упорядочены слева направо, что не на рушает целостности данных </text:p>
      <text:p text:style-name="P1">д) Значения атрибутов состоят из логически неделимых единиц, т.е. являются нормализованными </text:p>
      <text:p text:style-name="P1">1) Только б * </text:p>
      <text:p text:style-name="P1">2) Только а <text:s/></text:p>
      <text:p text:style-name="P1">3) Только а и б </text:p>
      <text:p text:style-name="P1">4) а, в, г, д </text:p>
      <text:p text:style-name="P1">5) б, в, г, д </text:p>
      <text:p text:style-name="P1"/>
      <text:p text:style-name="P1">44. (1балл) Набор отношений, связанных между собой, что обеспечивает возможность поиска одних кортежей по значению других, называется <text:s/></text:p>
      <text:p text:style-name="P1">1) Реляционной базой данных * </text:p>
      <text:p text:style-name="P1">2) Дореляционной БД </text:p>
      <text:p text:style-name="P1">3) Постреляционной БД </text:p>
      <text:p text:style-name="P1">4) Все выше перечисленное </text:p>
      <text:p text:style-name="P1">5) Нет правильного варианта</text:p>
      <text:p text:style-name="P1"/>
      <text:p text:style-name="P1">45. (1балл) Выберите соответствующий вид связи, если в каждый момент времени каждому элементу (кортежу) отношения А соответствует 0 или 1 кортеж отношения В </text:p>
      <text:p text:style-name="P1"><text:soft-page-break/>1) Связь отсутствует </text:p>
      <text:p text:style-name="P1">2) Связь один к одному * </text:p>
      <text:p text:style-name="P1">3) Связь один ко многим</text:p>
      <text:p text:style-name="P1">4) Связь многие к одному </text:p>
      <text:p text:style-name="P1">5) Связь многие ко многим</text:p>
      <text:p text:style-name="P1"/>
      <text:p text:style-name="P1">46. (1балл) Выберите соответствующий вид связи, если в каждый момент времени множеству кортежей отношения А соответствует один кортеж отношения В. <text:s/></text:p>
      <text:p text:style-name="P1">1) Связь отсутствует </text:p>
      <text:p text:style-name="P1">2) Связь один к одному </text:p>
      <text:p text:style-name="P1">3) Связь один ко многим </text:p>
      <text:p text:style-name="P1">4) Связь многие к одному * </text:p>
      <text:p text:style-name="P1">5) Связь многие ко многим </text:p>
      <text:p text:style-name="P1"/>
      <text:p text:style-name="P1">47. (1балл) Выберите соответствующий вид связи, если в каждый момент времени единственному кортежу отношения А соответствует несколько кортежей отношения В. </text:p>
      <text:p text:style-name="P1">1) Связь отсутствует </text:p>
      <text:p text:style-name="P1">2) Связь один к одному </text:p>
      <text:p text:style-name="P1">3) Связь один ко многим * </text:p>
      <text:p text:style-name="P1">4) Связь многие к одному </text:p>
      <text:p text:style-name="P1">5) Связь многие ко многим</text:p>
      <text:p text:style-name="P1"/>
      <text:p text:style-name="P1">48. (1балл) Выберите соответствующий вид связи, если в каждый момент времени множеству кортежей отношения А соответствует множество кортежей отношения В. </text:p>
      <text:p text:style-name="P1">1) Связь отсутствует </text:p>
      <text:p text:style-name="P1">2) Связь один к одному </text:p>
      <text:p text:style-name="P1">3) Связь один ко многим "</text:p>
      <text:p text:style-name="P1">4) Связь многие к одному </text:p>
      <text:p text:style-name="P1">5) Связь многие ко многим *</text:p>
      <text:p text:style-name="P1"/>
      <text:p text:style-name="P1">49. (1балл) Какая из перечисленных видов связи в реляционных СУБД непосредственно не поддерживается?</text:p>
      <text:p text:style-name="P1">1) Связь отсутствует </text:p>
      <text:p text:style-name="P1">2) Связь один к одному</text:p>
      <text:p text:style-name="P1">3) Связь один ко многим </text:p>
      <text:p text:style-name="P1">4) Связь многие к одному </text:p>
      <text:p text:style-name="P1">5) Связь многие ко многим * </text:p>
      <text:p text:style-name="P1"/>
      <text:p text:style-name="P1">50. (1балл) Выберите из предложенных примеров тот, который иллюстрирует между указанными отношениями связь 1:1 </text:p>
      <text:p text:style-name="P1"><text:s/>1) Дом : Жильцы </text:p>
      <text:p text:style-name="P1">2) Студент : Стипендия * </text:p>
      <text:p text:style-name="P1">3) Студенты : Группа </text:p>
      <text:p text:style-name="P1">4) Студенты : Преподаватели </text:p>
      <text:p text:style-name="P1">5) Нет подходящего варианта </text:p>
      <text:p text:style-name="P1"/>
      <text:p text:style-name="P1">51. (1балл) Выберите из предложенных примеров тот, который между указанными отношениями иллюстрирует связь 1 :М </text:p>
      <text:p text:style-name="P1">1) Дом : Жильцы * </text:p>
      <text:p text:style-name="P5"><text:span text:style-name="T1">2) Студент : Стипендия Л- <text:s text:c="2"/></text:span></text:p>
      <text:p text:style-name="P1">3) Студенты : Группа </text:p>
      <text:p text:style-name="P1">4) Студенты : Преподаватели </text:p>
      <text:p text:style-name="P1">5) Нет подходящего варианта </text:p>
      <text:p text:style-name="P1"/>
      <text:p text:style-name="P1">52. (1балл) Выберите из предложенных примеров тот, который между указанными отношениями иллюстрирует связь М: 1</text:p>
      <text:p text:style-name="P1">1) Дом : Жильцы </text:p>
      <text:p text:style-name="P1">2) Студент : Стипендия <text:s/></text:p>
      <text:p text:style-name="P1"><text:soft-page-break/>3) Студенты : Группа * </text:p>
      <text:p text:style-name="P1">4) Студенты : Преподаватели </text:p>
      <text:p text:style-name="P1">5) Нет подходящего варианта </text:p>
      <text:p text:style-name="P1"/>
      <text:p text:style-name="P1">53. (1балл) Выберите из предложенных примеров тот, между указанными отношениями, который иллюстрирует связь М:М </text:p>
      <text:p text:style-name="P1">1) Дом : Жильцы </text:p>
      <text:p text:style-name="P1">2) Студент : Стипендия</text:p>
      <text:p text:style-name="P1">3) Студенты : Группа </text:p>
      <text:p text:style-name="P1">4) Студенты : Преподаватели * </text:p>
      <text:p text:style-name="P1">5) Нет подходящего варианта </text:p>
      <text:p text:style-name="P1"/>
      <text:p text:style-name="P1">54. (1балл) Столбец или группа столбцов таблицы, значения которых совпадают со значениями первичного ключа другой таблицы называют</text:p>
      <text:p text:style-name="P1">1) Первичный ключ </text:p>
      <text:p text:style-name="P1">2) Внешний ключ *</text:p>
      <text:p text:style-name="P1">3) Индекс </text:p>
      <text:p text:style-name="P1">4) Степень отношения </text:p>
      <text:p text:style-name="P1">5) Нет правильного варианта </text:p>
      <text:p text:style-name="P1"/>
      <text:p text:style-name="P1">55. (1балл) Сколько внешних ключей может содержать таблица? </text:p>
      <text:p text:style-name="P1">1) Один или несколько внешних ключей * </text:p>
      <text:p text:style-name="P1">2) Один и только один внешний ключ </text:p>
      <text:p text:style-name="P1">3) Внешний ключ быть не может единственным </text:p>
      <text:p text:style-name="P1">4) Количество внешних ключей определяется количеством полей в таблице </text:p>
      <text:p text:style-name="P1">5) Нет правильного варианта </text:p>
      <text:p text:style-name="P1"/>
      <text:p text:style-name="P1">56. (1балл) Группа процедурных языков для выполнения операций над отношениями с помощью реляционных операторов, где результатом всех действий являются отношения называется </text:p>
      <text:p text:style-name="P1">1) Реляционной алгеброй * </text:p>
      <text:p text:style-name="P1">2) Реляционным исчислением </text:p>
      <text:p text:style-name="P1">3) Языком программирования </text:p>
      <text:p text:style-name="P1">4) Все варианты верные </text:p>
      <text:p text:style-name="P1">5) Нет правильного варианта </text:p>
      <text:p text:style-name="P1"/>
      <text:p text:style-name="P1">57. (1балл) Группа непроцедурных языков (описательных или декларативных) для выполнения операций над отношениями с помощью предиката (высказывания в виде функции) называется </text:p>
      <text:p text:style-name="P1">1) Реляционной алгеброй </text:p>
      <text:p text:style-name="P1">2) Реляционным исчислением * </text:p>
      <text:p text:style-name="P1">3) Языком программирования </text:p>
      <text:p text:style-name="P1">4) Все варианты верные </text:p>
      <text:p text:style-name="P1">5) Нет правильного варианта </text:p>
      <text:p text:style-name="P1"/>
      <text:p text:style-name="P1">58.(1 балл) Примером языка реляционного исчисления является язык </text:p>
      <text:p text:style-name="P1">1) SQL * </text:p>
      <text:p text:style-name="P1">2) Visual FoxPro <text:s/></text:p>
      <text:p text:style-name="P1">3) <text:s text:c="2"/>Visual Basic </text:p>
      <text:p text:style-name="P1">4) <text:s text:c="2"/>Delphi </text:p>
      <text:p text:style-name="P1">5) <text:s text:c="2"/>Нет правильного варианта </text:p>
      <text:p text:style-name="P1"/>
      <text:p text:style-name="P1">59. (3 балла) Операция формирования нового отношения, включающего только те кортежи первоначального отношения, которые удовлетворяют некоторому условию, называется </text:p>
      <text:p text:style-name="P1">1) Выборкой * </text:p>
      <text:p text:style-name="P1">2) Объединением</text:p>
      <text:p text:style-name="P1">3) Пересечением </text:p>
      <text:p text:style-name="P1">4) Вычитанием </text:p>
      <text:p text:style-name="P1">5) Соединением </text:p>
      <text:p text:style-name="P1"/>
      <text:p text:style-name="P5"><text:soft-page-break/><text:span text:style-name="T1">60. (3 балла) Операция формирования нового отношения К</text:span><text:span text:style-name="T5">1</text:span><text:span text:style-name="T1"> с атрибутами X, Y... Z, состоящего из кортежей исходного отношения К без повторений, где множество {X, Y.. Z} является подмножеством полного списка атрибутов заголовка отношения К, называется</text:span></text:p>
      <text:p text:style-name="P1">1) Выборкой </text:p>
      <text:p text:style-name="P1">2) Объединением </text:p>
      <text:p text:style-name="P1">3) Пересечением </text:p>
      <text:p text:style-name="P1">4) Вычитанием</text:p>
      <text:p text:style-name="P1">5) Проекцией *</text:p>
      <text:p text:style-name="P1"/>
      <text:p text:style-name="P5"><text:span text:style-name="T1">61. (3 баллa) Операция формирования нового отношения К, содержащего все элементы исходных отношений <text:s/>К</text:span><text:span text:style-name="T5">1</text:span><text:span text:style-name="T1"> и К</text:span><text:span text:style-name="T5">2</text:span><text:span text:style-name="T1"> (без повторений) одинаковой размерности, называется </text:span></text:p>
      <text:p text:style-name="P1">1) Выборкой</text:p>
      <text:p text:style-name="P1">2) Объединением * </text:p>
      <text:p text:style-name="P1">3) Пересечением <text:s/></text:p>
      <text:p text:style-name="P1">4) Вычитанием </text:p>
      <text:p text:style-name="P1">5) Соединением </text:p>
      <text:p text:style-name="P1"/>
      <text:p text:style-name="P5"><text:span text:style-name="T1">62. (3 балла) Операция формирования нового отношения К, содержащего множество кортежей, принадлежащих К</text:span><text:span text:style-name="T5">1</text:span><text:span text:style-name="T1">, но не принадлежащих К</text:span><text:span text:style-name="T5">2</text:span><text:span text:style-name="T1">,причем К</text:span><text:span text:style-name="T5">1</text:span><text:span text:style-name="T1"> и К</text:span><text:span text:style-name="T5">2</text:span><text:span text:style-name="T1"> одинаковой размерности, называется </text:span></text:p>
      <text:p text:style-name="P1">1) Выборкой </text:p>
      <text:p text:style-name="P1">2) Объединением </text:p>
      <text:p text:style-name="P1">3) Пересечением </text:p>
      <text:p text:style-name="P1">4) Вычитанием * </text:p>
      <text:p text:style-name="P1">5) Соединением </text:p>
      <text:p text:style-name="P1"/>
      <text:p text:style-name="P1">63. (3 балла) Операция формирования нового отношения К, содержащего множество кортежей, одновременно принадлежащих обоим исходным отношениям одинаковой размерности, называется </text:p>
      <text:p text:style-name="P1">1) Выборкой</text:p>
      <text:p text:style-name="P1">2) Объединением</text:p>
      <text:p text:style-name="P1">3) Пересечением * </text:p>
      <text:p text:style-name="P1">4) Вычитанием </text:p>
      <text:p text:style-name="P1">5) Соединением </text:p>
      <text:p text:style-name="P1"/>
      <text:p text:style-name="P5"><text:span text:style-name="T1">64. (3 балла) Операция формирования нового отношения К степени к</text:span><text:span text:style-name="T5">1</text:span><text:span text:style-name="T1">+к</text:span><text:span text:style-name="T5">2</text:span><text:span text:style-name="T1">, содержащего все возможные сочетания кортежей отношений К</text:span><text:span text:style-name="T5">1</text:span><text:span text:style-name="T1"> степени к</text:span><text:span text:style-name="T5">1</text:span><text:span text:style-name="T1"> и К</text:span><text:span text:style-name="T5">2</text:span><text:span text:style-name="T1"> степени к</text:span><text:span text:style-name="T5">2</text:span><text:span text:style-name="T1">, называется </text:span></text:p>
      <text:p text:style-name="P1">1) Произведением * </text:p>
      <text:p text:style-name="P1">2) Объединением <text:s/></text:p>
      <text:p text:style-name="P1">3) Пересечением </text:p>
      <text:p text:style-name="P1">4) Вычитанием </text:p>
      <text:p text:style-name="P1">5) Соединением </text:p>
      <text:p text:style-name="P1"/>
      <text:p text:style-name="P1">65. (1балл) Унарной операцией называется операция реляционной алгебры, выполняемая </text:p>
      <text:p text:style-name="P1">1) Только над одним отношением * </text:p>
      <text:p text:style-name="P1">2) Над двумя отношениями </text:p>
      <text:p text:style-name="P1">3) Над несколькими отношениями </text:p>
      <text:p text:style-name="P1">4) Все выше перечисленное </text:p>
      <text:p text:style-name="P1">5) Нет верного варианта </text:p>
      <text:p text:style-name="P1"/>
      <text:p text:style-name="P1">66. (1балл) Бинарной операцией называется операция, выполняемая </text:p>
      <text:p text:style-name="P1">1) Только над одним отношением </text:p>
      <text:p text:style-name="P1">2) Над двумя отношениями * </text:p>
      <text:p text:style-name="P1">3) Над несколькими отношениями </text:p>
      <text:p text:style-name="P1">4) Все выше перечисленное</text:p>
      <text:p text:style-name="P1">5) Нет верного варианта</text:p>
      <text:p text:style-name="P1"/>
      <text:p text:style-name="P1">67. (1балл) Примерами унарной операции являются oперации </text:p>
      <text:p text:style-name="P1">1) Выборки </text:p>
      <text:p text:style-name="P1">2) Проекции </text:p>
      <text:p text:style-name="P1"><text:soft-page-break/>3) Произведение </text:p>
      <text:p text:style-name="P1">4) Все выше перечисленное </text:p>
      <text:p text:style-name="P1">5) Только 1и 2 * </text:p>
      <text:p text:style-name="P1"/>
      <text:p text:style-name="P1">68. (1балл) Примерами бинарной операции являются операции <text:s/></text:p>
      <text:p text:style-name="P1">1) Объединения </text:p>
      <text:p text:style-name="P1">2) Пересечения </text:p>
      <text:p text:style-name="P1">3) Разность </text:p>
      <text:p text:style-name="P1">4) Произведение </text:p>
      <text:p text:style-name="P1">5) Деление </text:p>
      <text:p text:style-name="P1">6) Все выше перечисленное * </text:p>
      <text:p text:style-name="P1"/>
      <text:p text:style-name="P1">69. (1балл) Определите порядок действий при проектировании логической структуры БД: </text:p>
      <text:p text:style-name="P1">а) формирование исходного отношения; </text:p>
      <text:p text:style-name="P1">б) определение всех объектов, сведения о которых будут включены в базу; </text:p>
      <text:p text:style-name="P1">в) определение атрибутов; </text:p>
      <text:p text:style-name="P1">г) устанавливают связи между атрибутами; </text:p>
      <text:p text:style-name="P1">д) определение характера информации, которую заказчик будет получать в процессе эксплуатации; </text:p>
      <text:p text:style-name="P1">е) избавится от избыточного дублирования данных, являющихся причиной аномалий. </text:p>
      <text:p text:style-name="P1">1) б, д, в, г, а, е * </text:p>
      <text:p text:style-name="P1">2) а, б, в, г, д, е </text:p>
      <text:p text:style-name="P1">3) б, д, в, а, г, е </text:p>
      <text:p text:style-name="P1">4) а, е, б, д, в, г </text:p>
      <text:p text:style-name="P1">5) б, д, а, е, в, г </text:p>
      <text:p text:style-name="P1"/>
      <text:p text:style-name="P1">70. (2балла) Если каждому значению атрибута А соответствует единственное значение атрибута В, то говорят, что между А и В существует </text:p>
      <text:p text:style-name="P1">1) Функциональная зависимость * </text:p>
      <text:p text:style-name="P1">2) Функциональная взаимозависимость </text:p>
      <text:p text:style-name="P1">3) Частичная функциональная зависимость </text:p>
      <text:p text:style-name="P1">4) Полная функциональная зависимость </text:p>
      <text:p text:style-name="P1">5) Транзитивная зависимость </text:p>
      <text:p text:style-name="P1">6) Многозначная зависимость </text:p>
      <text:p text:style-name="P1">7) Взаимная независимость</text:p>
      <text:p text:style-name="P1"/>
      <text:p text:style-name="P1">71. (2балла) Если А функционально зависит от В и В <text:s/>функционально зависит от А (то есть между А и В имеется взаимно однозначное соответствие), говорят, что между А и В существует</text:p>
      <text:p text:style-name="P1">1) Функциональная зависимость <text:s/></text:p>
      <text:p text:style-name="P1">2) Функциональная взаимозависимость *</text:p>
      <text:p text:style-name="P1">3) Частичная функциональная зависимость </text:p>
      <text:p text:style-name="P1">4) Полная функциональная зависимость </text:p>
      <text:p text:style-name="P1">5) Транзитивная зависимость </text:p>
      <text:p text:style-name="P1">6) Многозначная зависимость </text:p>
      <text:p text:style-name="P1">7) Взаимная независимость </text:p>
      <text:p text:style-name="P1"/>
      <text:p text:style-name="P1">72. (2балла) Если между А и В существует функциональная зависимость не ключевого атрибута от части составного ключа, то говорят, что между А и В существует </text:p>
      <text:p text:style-name="P1">1) Функциональная зависимость </text:p>
      <text:p text:style-name="P1">2) Функциональная взаимозависимость </text:p>
      <text:p text:style-name="P1">3) Частичная функциональная зависимость* </text:p>
      <text:p text:style-name="P1">4) Полная функциональная зависимость </text:p>
      <text:p text:style-name="P1">5) Транзитивная зависимость </text:p>
      <text:p text:style-name="P1">6) Многозначная зависимость </text:p>
      <text:p text:style-name="P1"/>
      <text:p text:style-name="P1">73. (2балла) Если А функционально зависит от В и В функционально зависит от С, но обратная зависимость отсутствует, то говорят, что между А и С существует</text:p>
      <text:p text:style-name="P1">1) Функциональная зависимость </text:p>
      <text:p text:style-name="P1">2) Функциональная взаимозависимость </text:p>
      <text:p text:style-name="P1"><text:soft-page-break/>3) Частичная функциональная зависимость </text:p>
      <text:p text:style-name="P1">4) Полная функциональная зависимость </text:p>
      <text:p text:style-name="P1">5) Транзитивная зависимость * </text:p>
      <text:p text:style-name="P1">6) Многозначная зависимость </text:p>
      <text:p text:style-name="P1">7) Взаимная независимость </text:p>
      <text:p text:style-name="P1"/>
      <text:p text:style-name="P1">74. (2балла) Если каждому значению А соответствует множество значений В, то говорят, что между А и В существует </text:p>
      <text:p text:style-name="P1">1) Функциональная зависимость </text:p>
      <text:p text:style-name="P1">2) Функциональная взаимозависимость </text:p>
      <text:p text:style-name="P1">3) Частичная функциональная зависимость </text:p>
      <text:p text:style-name="P1">4) Полная функциональная зависимость </text:p>
      <text:p text:style-name="P1">5) Транзитивная зависимость </text:p>
      <text:p text:style-name="P1">6) Многозначная зависимость * </text:p>
      <text:p text:style-name="P1">7) Взаимная независимость </text:p>
      <text:p text:style-name="P1"/>
      <text:p text:style-name="P1">75. (2балла) Если существует функциональная зависимость не ключевого атрибута от составного ключа, то говорят, что существует </text:p>
      <text:p text:style-name="P1">1) Функциональная зависимость </text:p>
      <text:p text:style-name="P1">2) Функциональная взаимозависимость </text:p>
      <text:p text:style-name="P1">3) Частичная функциональная зависимость </text:p>
      <text:p text:style-name="P1">4) Полная функциональная зависимость * </text:p>
      <text:p text:style-name="P1">5) Транзитивная зависимость</text:p>
      <text:p text:style-name="P1">6) Многозначная зависимость </text:p>
      <text:p text:style-name="P1">7) Взаимная независимость </text:p>
      <text:p text:style-name="P1"/>
      <text:p text:style-name="P1">76. (2балла) Если ни один из атрибутов А и В не являются функционально зависимыми друг от друга, то говорят, что между ними существует <text:s/></text:p>
      <text:p text:style-name="P1">1) Функциональная зависимость </text:p>
      <text:p text:style-name="P1">2) Функциональная взаимозависимость </text:p>
      <text:p text:style-name="P1">3) Частичная функциональная зависимость </text:p>
      <text:p text:style-name="P1">4) Полная функциональная зависимость </text:p>
      <text:p text:style-name="P1">5) Транзитивная зависимость </text:p>
      <text:p text:style-name="P1">6) Многозначная зависимость </text:p>
      <text:p text:style-name="P1">7) Взаимная независимость * </text:p>
      <text:p text:style-name="P1"/>
      <text:p text:style-name="P1">77. (1балл) Выберите вид зависимости, которая не является многозначной</text:p>
      <text:p text:style-name="P1">1) 1 :М </text:p>
      <text:p text:style-name="P1">2) М: 1 </text:p>
      <text:p text:style-name="P1">3) М:М </text:p>
      <text:p text:style-name="P1">4) 1:1* </text:p>
      <text:p text:style-name="P1">5) Нет правильного варианта </text:p>
      <text:p text:style-name="P1"/>
      <text:p text:style-name="P1">78. (1балл) Если все атрибуты отношения являются простыми (имеют единственное значение), то отношение находится </text:p>
      <text:p text:style-name="P1">1) В первой нормальной форме * </text:p>
      <text:p text:style-name="P1">2) Во второй нормальной форме </text:p>
      <text:p text:style-name="P1">3) В третьей нормальной форме </text:p>
      <text:p text:style-name="P1">4) В четвертой нормальной форме </text:p>
      <text:p text:style-name="P1">5) В пятой нормальной форме </text:p>
      <text:p text:style-name="P1"/>
      <text:p text:style-name="P1">79. (1балл) Отношение находится во второй нормальной форме, если оно находится в первой нормальной форме и </text:p>
      <text:p text:style-name="P1">1) каждый не ключевой атрибут функционально полно зависит от первичного ключа * </text:p>
      <text:p text:style-name="P1">2) каждый не ключевой атрибут не транзитивно зависит от первичного ключа </text:p>
      <text:p text:style-name="P1">3) все не ключевые атрибуты отношения взаимно независимы и полностью зависят от первичного ключа </text:p>
      <text:p text:style-name="P1">4) в нем отсутствуют зависимости ключевых атрибутов (или атрибутов составного ключа) от не ключевых атрибутов </text:p>
      <text:p text:style-name="P1"><text:soft-page-break/>5) Нет правильного варианта</text:p>
      <text:p text:style-name="P1"/>
      <text:p text:style-name="P1">80. (1балл) Отношение находится в третьей нормальной форме, если оно находится во второй нормальной форме и</text:p>
      <text:p text:style-name="P1">1) каждый не ключевой атрибут функционально полно зависит от первичного ключа </text:p>
      <text:p text:style-name="P1">2) каждый не ключевой атрибут не транзитивно зависит от первичного ключа * </text:p>
      <text:p text:style-name="P1">3) все не ключевые атрибуты отношения взаимно независимы и полностью зависят от первичного ключа </text:p>
      <text:p text:style-name="P1">4) в нем отсутствуют зависимости ключевых атрибутов (или атрибутов составного ключа) от не ключевых атрибутов </text:p>
      <text:p text:style-name="P1">5) Нет правильного варианта</text:p>
      <text:p text:style-name="P1"/>
      <text:p text:style-name="P1">81. (1балл) Отношение находится в третьей нормальной форме, тогда и только тогда, когда</text:p>
      <text:p text:style-name="P1">1) каждый не ключевой атрибут функционально полно зависит от первичного ключа </text:p>
      <text:p text:style-name="P1">2) каждый не ключевой атрибут не транзитивно зависит от первичного ключа </text:p>
      <text:p text:style-name="P1">3) все не ключевые атрибуты отношения взаимно независимы и полностью зависят от первичного ключа * </text:p>
      <text:p text:style-name="P1">4) в нем отсутствуют зависимости ключевых атрибутов (или атрибутов составного ключа) от не ключевых атрибутов </text:p>
      <text:p text:style-name="P1">5) <text:s/>Нет правильного варианта</text:p>
      <text:p text:style-name="P1"/>
      <text:p text:style-name="P1">82. (1балл) Отношение находится в нормальной форме Бойса-Кодда, если оно находится в третьей нормальной форме и</text:p>
      <text:p text:style-name="P1">1) каждый не ключевой атрибут функционально полно зависит от первичного ключа </text:p>
      <text:p text:style-name="P1">2) каждый не ключевой атрибут не транзитивно зависит от первичного ключа </text:p>
      <text:p text:style-name="P1">3) все не ключевые атрибуты отношения взаимно независимы и полностью зависят от первичного ключа </text:p>
      <text:p text:style-name="P1">4) в нем отсутствуют зависимости ключевых атрибутов (или атрибутов составного ключа) от не ключевых атрибутов * </text:p>
      <text:p text:style-name="P1">5) Нет правильного варианта</text:p>
      <text:p text:style-name="P1"/>
      <text:p text:style-name="P1">83. (1балл) Назовите оператор языка SQL для создания запросов на выбор данных</text:p>
      <text:p text:style-name="P1">1) Select *</text:p>
      <text:p text:style-name="P1">2) Distinct</text:p>
      <text:p text:style-name="P1">3) Where</text:p>
      <text:p text:style-name="P1">4) Having</text:p>
      <text:p text:style-name="P1">5) Create</text:p>
      <text:p text:style-name="P1"/>
      <text:p text:style-name="P1">84. (1балл) Назовите оператор команды Select, который обеспечивает возможность устранения избыточных значений.</text:p>
      <text:p text:style-name="P1">1) Order by </text:p>
      <text:p text:style-name="P1">2) Distinct * </text:p>
      <text:p text:style-name="P1">3) Where</text:p>
      <text:p text:style-name="P1">4) Having</text:p>
      <text:p text:style-name="P1">5) Create</text:p>
      <text:p text:style-name="P1"/>
      <text:p text:style-name="P1">85. (1балл) Назовите предложение команды Select, которая позволяет производить выборку данных, в зависимости от истинности поставленного условия.</text:p>
      <text:p text:style-name="P1">1) Order by </text:p>
      <text:p text:style-name="P1">2) Distinct <text:s/></text:p>
      <text:p text:style-name="P1">3) Where *</text:p>
      <text:p text:style-name="P1">4) Having</text:p>
      <text:p text:style-name="P1">5) Create</text:p>
      <text:p text:style-name="P1"/>
      <text:p text:style-name="P1">86. (1балл) Назовите команду, которая определяет группу значений в поле в терминах другого поля и применяет к ней агрегатную функцию.</text:p>
      <text:p text:style-name="P1">1) Order by </text:p>
      <text:p text:style-name="P1">2) Distinct <text:s/></text:p>
      <text:p text:style-name="P1">3) Where</text:p>
      <text:p text:style-name="P1">4) Having</text:p>
      <text:p text:style-name="P1"><text:soft-page-break/>5) Group by *</text:p>
      <text:p text:style-name="P1"/>
      <text:p text:style-name="P1">87. (1балл) Назовите предложение команды Select, которое позволяет устанавливать условия для агрегатных функций</text:p>
      <text:p text:style-name="P1">1) Order by </text:p>
      <text:p text:style-name="P1">2) Distinct <text:s/></text:p>
      <text:p text:style-name="P1">3) Where</text:p>
      <text:p text:style-name="P1">4) Having *</text:p>
      <text:p text:style-name="P1">5) Group by </text:p>
      <text:p text:style-name="P1"/>
      <text:p text:style-name="P1">88. (1балл) Назовите предложение команды Select, которое используется для сортировки результата запроса.</text:p>
      <text:p text:style-name="P1">1) Order by *</text:p>
      <text:p text:style-name="P1">2) Distinct <text:s/></text:p>
      <text:p text:style-name="P1">3) Where</text:p>
      <text:p text:style-name="P1">4) Having </text:p>
      <text:p text:style-name="P1">5) Group by </text:p>
      <text:p text:style-name="P1"/>
      <text:p text:style-name="P1">89. (1балл) Операторы =, &lt;&gt;, &lt;=, &gt;=, &lt;, &gt; относятся к</text:p>
      <text:p text:style-name="P1">1) Реляционным операторам * </text:p>
      <text:p text:style-name="P1">2) Логическим операторам <text:s/></text:p>
      <text:p text:style-name="P1">3) Специальным операторам </text:p>
      <text:p text:style-name="P1">4) Агрегатным функциям </text:p>
      <text:p text:style-name="P1">5) Нет правильного варианта </text:p>
      <text:p text:style-name="P1"/>
      <text:p text:style-name="P1">90. (1балл) Операторы AND, OR, NOT относятся к </text:p>
      <text:p text:style-name="P1">1) Реляционным операторам </text:p>
      <text:p text:style-name="P1">2) Логическим операторам * </text:p>
      <text:p text:style-name="P1">3) Специальным операторам </text:p>
      <text:p text:style-name="P1">4) Агрегатным функциям </text:p>
      <text:p text:style-name="P1">5) Нет правильного варианта </text:p>
      <text:p text:style-name="P1"/>
      <text:p text:style-name="P1">91. (1балл) Операторы IN, BETWEEN, LIKE относятся к </text:p>
      <text:p text:style-name="P1">1) Реляционным операторам </text:p>
      <text:p text:style-name="P1">2) Логическим операторам </text:p>
      <text:p text:style-name="P1">3) Специальным операторам * </text:p>
      <text:p text:style-name="P1">4) Агрегатным функциям <text:s/></text:p>
      <text:p text:style-name="P1">5) Нет правильного варианта </text:p>
      <text:p text:style-name="P1"/>
      <text:p text:style-name="P1">92. (1балл) Выберите вариант, который <text:s/>является названием типа данных </text:p>
      <text:p text:style-name="P1">1) Символьный </text:p>
      <text:p text:style-name="P1">2) Числовой </text:p>
      <text:p text:style-name="P1">3) Дата-время </text:p>
      <text:p text:style-name="P1">4) Строковый </text:p>
      <text:p text:style-name="P1">5) Все варианты верные * </text:p>
      <text:p text:style-name="P1"/>
      <text:p text:style-name="P1">93. (1 балл) К какому типу данных относятся константы даты и времени?</text:p>
      <text:p text:style-name="P1">1) Числовому </text:p>
      <text:p text:style-name="P1">2) Денежному </text:p>
      <text:p text:style-name="P1">3) Число с плавающей точкой </text:p>
      <text:p text:style-name="P1">4) Строковому * </text:p>
      <text:p text:style-name="P1">5) Нет правильного варианта </text:p>
      <text:p text:style-name="P1"/>
      <text:p text:style-name="P1">94. (1балл) Среди предложенных названий выберите то, которое является названием агрегатной функции </text:p>
      <text:p text:style-name="P1">1) <text:s text:c="2"/>COUNT </text:p>
      <text:p text:style-name="P1">2) <text:s text:c="2"/>SUM</text:p>
      <text:p text:style-name="P1">3) <text:s/>AVG</text:p>
      <text:p text:style-name="P1">4) <text:s/>MAX </text:p>
      <text:p text:style-name="P1"><text:soft-page-break/>5) <text:s/>MIN </text:p>
      <text:p text:style-name="P1">6) <text:s/>Все варианты верные *</text:p>
      <text:p text:style-name="P1"/>
      <text:p text:style-name="P1">95. (1балл) Какие из агрегатных функций используют только числовые поля? </text:p>
      <text:p text:style-name="P1">1) SUM, AVG *</text:p>
      <text:p text:style-name="P1">2) COUNT, SUM</text:p>
      <text:p text:style-name="P1">3) MAX, MIN </text:p>
      <text:p text:style-name="P1">4) AVG, MAX, MIN </text:p>
      <text:p text:style-name="P1">5) Все выше перечисленные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together="always" fo:break-before="auto" fo:break-after="auto" fo:keep-with-next="always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44cm" fo:margin-right="1.004cm" style:writing-mode="lr-tb" style:layout-grid-color="#c0c0c0" style:layout-grid-lines="284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9T22:32:22.231309793</dc:date>
    <meta:editing-duration>PT47S</meta:editing-duration>
    <meta:editing-cycles>1</meta:editing-cycles>
    <meta:document-statistic meta:table-count="0" meta:image-count="0" meta:object-count="0" meta:page-count="14" meta:paragraph-count="600" meta:word-count="3554" meta:character-count="24683" meta:non-whitespace-character-count="21141"/>
  </office:meta>
</office:document-meta>
</file>